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German<text:tab/><text:tab/><text:tab/><text:tab/><text:tab/></text:p>
      <text:p text:style-name="P5">Author of letter<text:tab/><text:tab/><text:tab/><text:tab/>Meer J<text:span text:style-name="T2">ü</text:span><text:span text:style-name="T3">del Winetzky</text:span>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891</text:p>
      <text:p text:style-name="P5">Month<text:tab/><text:tab/><text:tab/><text:tab/><text:tab/><text:tab/>Febr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Kerementschug</text:p>
      <text:p text:style-name="P5">State<text:tab/><text:tab/><text:tab/><text:tab/><text:tab/><text:tab/></text:p>
      <text:p text:style-name="P5">Country<text:tab/><text:tab/><text:tab/><text:tab/><text:tab/>Ukraine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Krementschug den 1/13 Februar 1891/</text:p>
      <text:p text:style-name="P2">Hochwohlgeborner/</text:p>
      <text:p text:style-name="P2">Rabbiner der Israiliten/</text:p>
      <text:p text:style-name="P2">zu Philadelphia./</text:p>
      <text:p text:style-name="P3">Seit eine weihe von Acht jahren ist/ mein Vater von Ru<text:span text:style-name="T2">ß</text:span><text:span text:style-name="T3">land nach/ Palestin und Alexandrien in Egipten/ gewandert, und von dort nach Americka/ in Philadelphia./</text:span></text:p>
      <text:p text:style-name="P3"><text:span text:style-name="T3"><text:tab/>Anfangs erfuhr ich das mein Vater/ in Philadelphia ist, so wollte ich/ auch hin wandern, aber zu meinen/ gro</text:span><text:span text:style-name="T2">ß</text:span><text:span text:style-name="T3">en Ungl</text:span><text:span text:style-name="T2">ü</text:span><text:span text:style-name="T3">ck, wurde ich auf den/ Russischer grenze gepackt, und streng/ zur</text:span><text:span text:style-name="T2">ü</text:span><text:span text:style-name="T3">ckgef</text:span><text:span text:style-name="T2">ä</text:span><text:span text:style-name="T3">hrt, und mein kleiner/ armes erworbene Kaptialchen verlor ich,/ und kann schon mehr nicht kr</text:span><text:span text:style-name="T2">ä</text:span><text:span text:style-name="T3">ften/ bekommen zum wandern, denn/</text:span></text:p>
      <text:p text:style-name="P3"><text:span text:style-name="T3"/></text:p>
      <text:p text:style-name="P3"><text:span text:style-name="T3">[Page 2]</text:span></text:p>
      <text:p text:style-name="P3"><text:span text:style-name="T3">es vergr</text:span><text:span text:style-name="T2">ö</text:span><text:span text:style-name="T3">sterte sich mein Familchen,/ und die umst</text:span><text:span text:style-name="T2">ä</text:span><text:span text:style-name="T3">nde sind in Russland/ sehr arg./</text:span></text:p>
      <text:p text:style-name="P3"><text:soft-page-break/><text:span text:style-name="T3"><text:tab/>Schon acht jahren verfla</text:span><text:span text:style-name="T2">ß</text:span><text:span text:style-name="T3">en/ und von meinem herzliebenden/ Vater kein mindeste nachricht./</text:span></text:p>
      <text:p text:style-name="P3"><text:span text:style-name="T3"><text:tab/>Er liesten mich die arge gedanken/ und tr</text:span><text:span text:style-name="T2">ä</text:span><text:span text:style-name="T3">umende vorstellungen nicht/ ruhen meiner nachdenkend./</text:span></text:p>
      <text:p text:style-name="P3"><text:span text:style-name="T3">Wo ist mein Vater? <text:s/>Wo/ weilt er? <text:s/>Kann ich Ihm nach/ vieleicht pers</text:span><text:span text:style-name="T2">ö</text:span><text:span text:style-name="T3">nlich anschauen./</text:span></text:p>
      <text:p text:style-name="P3"><text:span text:style-name="T3"><text:tab/>Gr</text:span><text:span text:style-name="T2">ä</text:span><text:span text:style-name="T3">diger vorsteher und Pastor/ den Philadelphischer J</text:span><text:span text:style-name="T2">ü</text:span><text:span text:style-name="T3">discher/ gemeinde, Erbarmen Sie meiner/ und erfarschen Sie wo jetzt/ mein Vater ist./</text:span></text:p>
      <text:p text:style-name="P3"><text:span text:style-name="T3"><text:tab/>Sein Namen, Marcus/ Winetzky aus Pinsk,/ Ich glaube es ist viel/</text:span></text:p>
      <text:p text:style-name="P3"><text:span text:style-name="T3"/></text:p>
      <text:p text:style-name="P3"><text:span text:style-name="T3">[Page 3]</text:span></text:p>
      <text:p text:style-name="P3"><text:span text:style-name="T3">Pinsker Juden in Philadelphia/ bei welche m</text:span><text:span text:style-name="T2">ö</text:span><text:span text:style-name="T3">glich ist zu erfahren/ wo mein Vater Marcus Vinetzky/ ist!/</text:span></text:p>
      <text:p text:style-name="P3"><text:span text:style-name="T3"><text:tab/>Der Ewiger wird Sie daf</text:span><text:span text:style-name="T2">ü</text:span><text:span text:style-name="T3">r/ segnen!/</text:span></text:p>
      <text:p text:style-name="P3"><text:span text:style-name="T3"><text:tab/>Hoffe ein antwort zu bekommen./</text:span></text:p>
      <text:p text:style-name="P3"><text:span text:style-name="T3"><text:tab/><text:tab/>Achtungsvoll/ Meer J</text:span><text:span text:style-name="T2">ü</text:span><text:span text:style-name="T3">del Winetzky/</text:span></text:p>
      <text:p text:style-name="P3"><text:span text:style-name="T3"/></text:p>
      <text:p text:style-name="P3"><text:span text:style-name="T3"><text:tab/>adresse/</text:span></text:p>
      <text:p text:style-name="P3"><text:span text:style-name="T3">Russland/ Krementschug Poltan Gouv./ Marcus Winetzky/ in Haus Gurarje[?] N 3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2:16:00.55</meta:creation-date>
    <meta:document-statistic meta:table-count="0" meta:image-count="0" meta:object-count="0" meta:page-count="3" meta:paragraph-count="81" meta:word-count="378" meta:character-count="2720"/>
    <dc:date>2011-11-22T12:50:04.83</dc:date>
    <dc:creator>Penn Libraries</dc:creator>
    <meta:editing-duration>PT00H03M43S</meta:editing-duration>
    <meta:editing-cycles>1</meta:editing-cycles>
    <meta:generator>OpenOffice.org/3.2$Win32 OpenOffice.org_project/320m12$Build-9483</meta:generator>
  </office:meta>
</office:document-meta>
</file>